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286cm" svg:y1="4.937cm" svg:x2="3.286cm" svg:y2="17.5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3.286cm" svg:y1="17.51cm" svg:x2="26.4cm" svg:y2="17.637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3.638cm" svg:y="10.906cm">
          <draw:text-box>
            <text:p>Java</text:p>
            <text:p/>
          </draw:text-box>
        </draw:frame>
        <draw:frame draw:style-name="gr4" draw:text-style-name="P3" draw:layer="layout" svg:width="3.355cm" svg:height="3.095cm" svg:x="19.669cm" svg:y="14.97cm">
          <draw:text-box>
            <text:p>Javascript</text:p>
            <text:p>Php</text:p>
            <text:p>Python</text:p>
            <text:p/>
          </draw:text-box>
        </draw:frame>
        <draw:frame draw:style-name="gr5" draw:text-style-name="P3" draw:layer="layout" svg:width="5.328cm" svg:height="2.384cm" svg:x="4.683cm" svg:y="6.334cm">
          <draw:text-box>
            <text:p>ML Family</text:p>
            <text:p>(Haskell, OCaml)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3T14:17:56.396542542</dc:date>
    <meta:editing-duration>PT8M48S</meta:editing-duration>
    <meta:editing-cycles>6</meta:editing-cycles>
    <meta:generator>LibreOffice/5.1.4.2$Linux_X86_64 LibreOffice_project/10m0$Build-2</meta:generator>
    <meta:document-statistic meta:object-count="5"/>
  </office:meta>
</office:document-meta>
</file>